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6/8 blockchain and digital human</text:p>
      <text:p text:style-name="Normal">Xinyue<text:s/>项目主要资料更新</text:p>
      <text:p text:style-name="Normal">1.<text:s/>投燃麦科技，次世文化做竞争对比（只有一个虚拟DJ为代表作，以动画视频为主）</text:p>
      <text:p text:style-name="Normal">2.<text:s/>明星IP的归属：属于次世文化还是迪丽热巴</text:p>
      <text:p text:style-name="Normal">虚拟形象卖给变现渠道，次世文化商业模式？</text:p>
      <text:p text:style-name="Normal">Meta human超写实数字人ayayi：AI/ML不是很发达，目前就是一个平面的IP</text:p>
      <text:p text:style-name="Normal">3.<text:s/>脑科学<text:s/>脑机接口<text:s/>向量<text:s/>了解一下</text:p>
      <text:p text:style-name="Normal">4.<text:s/>深度学习和强化学习</text:p>
      <text:p text:style-name="Normal">5.<text:s/>脑科学可以激发深度学习模型，模拟人脑处理图像声音文本，运用人工神经网络，利用计算机视觉，识别分类理解图像level在中间；语音工程识别，理解语义，生成语音的合成Siri，目前技术最成熟；NLP，机器的翻译，再对语义进行推理，最后给对方只能的回复，语音工程方面的，最顶级。</text:p>
      <text:p text:style-name="Normal">归结到统计学的公式上面，图像就是RGB的组合，用三个色块组成，可以代表数字，根据色块之间的关系产生视觉效果。</text:p>
      <text:p text:style-name="Normal"/>
      <text:p text:style-name="Normal">区块链和虚拟偶像<text:s/>为什么在区块链上边，商业模式，科技如何促进行业发展，seoul stars基于区块链的虚拟偶像，financial benefit</text:p>
      <text:p text:style-name="Normal">区块链先于crypto currency，</text:p>
      <text:p text:style-name="Normal">区块链的运用场景，NFT</text:p>
      <text:p text:style-name="Normal">区块链：数据分布在每个人手中，infrastructure，虚拟货币是tool</text:p>
      <text:p text:style-name="Normal"/>
      <text:p text:style-name="Normal">如何设计点对点网络架构是区块链应用的一个研究方向。</text:p>
      <text:p text:style-name="Normal">Eviden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G-Wu, Jialin</meta:initial-creator>
    <dc:creator>UG-Wu, Jialin</dc:creator>
    <meta:creation-date>2022-08-16T13:04:00Z</meta:creation-date>
    <dc:date>2022-08-17T19:23:00Z</dc:date>
    <meta:template xlink:href="Normal" xlink:type="simple"/>
    <meta:editing-cycles>22</meta:editing-cycles>
    <meta:editing-duration>PT3840S</meta:editing-duration>
    <meta:document-statistic meta:page-count="1" meta:paragraph-count="1" meta:word-count="88" meta:character-count="594" meta:row-count="4" meta:non-whitespace-character-count="507"/>
  </office:meta>
</office:document-meta>
</file>